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feee" officeooo:paragraph-rsid="0018feee"/>
    </style:style>
    <style:style style:name="P2" style:family="paragraph" style:parent-style-name="Text_20_body">
      <style:text-properties officeooo:rsid="001ca7b7" officeooo:paragraph-rsid="00274377"/>
    </style:style>
    <style:style style:name="P3" style:family="paragraph" style:parent-style-name="Text_20_body">
      <style:text-properties officeooo:rsid="001e8ec0" officeooo:paragraph-rsid="001e8ec0"/>
    </style:style>
    <style:style style:name="P4" style:family="paragraph" style:parent-style-name="Text_20_body">
      <style:text-properties officeooo:paragraph-rsid="001e8ec0"/>
    </style:style>
    <style:style style:name="P5" style:family="paragraph" style:parent-style-name="Text_20_body">
      <style:text-properties officeooo:rsid="001fab65" officeooo:paragraph-rsid="001fab65"/>
    </style:style>
    <style:style style:name="P6" style:family="paragraph" style:parent-style-name="Text_20_body">
      <style:text-properties officeooo:rsid="00209b3d" officeooo:paragraph-rsid="00209b3d"/>
    </style:style>
    <style:style style:name="P7" style:family="paragraph" style:parent-style-name="Text_20_body">
      <style:text-properties fo:font-weight="normal" officeooo:rsid="001fab65" officeooo:paragraph-rsid="001fab65" style:font-weight-asian="normal" style:font-weight-complex="normal"/>
    </style:style>
    <style:style style:name="P8" style:family="paragraph" style:parent-style-name="Text_20_body">
      <style:text-properties officeooo:rsid="002b5a70" officeooo:paragraph-rsid="002b5a70"/>
    </style:style>
    <style:style style:name="P9" style:family="paragraph" style:parent-style-name="Text_20_body">
      <style:text-properties officeooo:rsid="002cd32d" officeooo:paragraph-rsid="002cd32d"/>
    </style:style>
    <style:style style:name="P10" style:family="paragraph" style:parent-style-name="Text_20_body">
      <style:text-properties officeooo:rsid="002d215f" officeooo:paragraph-rsid="002d215f"/>
    </style:style>
    <style:style style:name="P11" style:family="paragraph" style:parent-style-name="Text_20_body">
      <style:text-properties style:font-name="Liberation Mono" officeooo:rsid="00315a2f" officeooo:paragraph-rsid="00315a2f"/>
    </style:style>
    <style:style style:name="P12" style:family="paragraph" style:parent-style-name="Text_20_body">
      <style:text-properties style:font-name="Liberation Mono" officeooo:rsid="0037625a" officeooo:paragraph-rsid="0037625a"/>
    </style:style>
    <style:style style:name="P13" style:family="paragraph" style:parent-style-name="Text_20_body">
      <style:text-properties officeooo:rsid="00304f88" officeooo:paragraph-rsid="00304f88"/>
    </style:style>
    <style:style style:name="P14" style:family="paragraph" style:parent-style-name="Text_20_body">
      <style:text-properties officeooo:rsid="00315a2f" officeooo:paragraph-rsid="00315a2f"/>
    </style:style>
    <style:style style:name="P15" style:family="paragraph" style:parent-style-name="Text_20_body">
      <style:text-properties officeooo:rsid="00315a2f" officeooo:paragraph-rsid="003182a0"/>
    </style:style>
    <style:style style:name="P16" style:family="paragraph" style:parent-style-name="Text_20_body">
      <style:text-properties officeooo:paragraph-rsid="00315a2f"/>
    </style:style>
    <style:style style:name="P17" style:family="paragraph" style:parent-style-name="Text_20_body">
      <style:text-properties officeooo:rsid="0034b2a1" officeooo:paragraph-rsid="0034b2a1"/>
    </style:style>
    <style:style style:name="P18" style:family="paragraph" style:parent-style-name="Text_20_body">
      <style:text-properties officeooo:rsid="0034b2a1" officeooo:paragraph-rsid="004b054b"/>
    </style:style>
    <style:style style:name="P19" style:family="paragraph" style:parent-style-name="Text_20_body">
      <style:text-properties officeooo:rsid="00368694" officeooo:paragraph-rsid="00368694"/>
    </style:style>
    <style:style style:name="P20" style:family="paragraph" style:parent-style-name="Text_20_body">
      <style:text-properties officeooo:rsid="00368694" officeooo:paragraph-rsid="0036c4cb"/>
    </style:style>
    <style:style style:name="P21" style:family="paragraph" style:parent-style-name="Text_20_body">
      <style:text-properties officeooo:rsid="00375f48" officeooo:paragraph-rsid="00375f48"/>
    </style:style>
    <style:style style:name="P22" style:family="paragraph" style:parent-style-name="Text_20_body">
      <style:text-properties officeooo:rsid="0037625a" officeooo:paragraph-rsid="0037625a"/>
    </style:style>
    <style:style style:name="P23" style:family="paragraph" style:parent-style-name="Text_20_body">
      <style:text-properties officeooo:rsid="0039cdaa" officeooo:paragraph-rsid="0039cdaa"/>
    </style:style>
    <style:style style:name="P24" style:family="paragraph" style:parent-style-name="Text_20_body">
      <style:text-properties officeooo:rsid="003db9aa" officeooo:paragraph-rsid="003db9aa"/>
    </style:style>
    <style:style style:name="P25" style:family="paragraph" style:parent-style-name="Heading_20_2">
      <style:text-properties officeooo:rsid="001fab65" officeooo:paragraph-rsid="001fab65"/>
    </style:style>
    <style:style style:name="P26" style:family="paragraph" style:parent-style-name="Heading_20_1">
      <style:text-properties officeooo:rsid="0018feee" officeooo:paragraph-rsid="0018feee"/>
    </style:style>
    <style:style style:name="P27" style:family="paragraph" style:parent-style-name="Heading_20_1">
      <style:text-properties officeooo:paragraph-rsid="003db9aa"/>
    </style:style>
    <style:style style:name="P28" style:family="paragraph" style:parent-style-name="Text_20_body" style:list-style-name="L1">
      <style:text-properties officeooo:rsid="00304f88" officeooo:paragraph-rsid="00304f88"/>
    </style:style>
    <style:style style:name="P29" style:family="paragraph" style:parent-style-name="Text_20_body" style:list-style-name="L2">
      <style:text-properties officeooo:rsid="00304f88" officeooo:paragraph-rsid="00304f88"/>
    </style:style>
    <style:style style:name="P30" style:family="paragraph" style:parent-style-name="Text_20_body" style:list-style-name="L3">
      <style:text-properties officeooo:rsid="00315a2f" officeooo:paragraph-rsid="00315a2f"/>
    </style:style>
    <style:style style:name="P31" style:family="paragraph" style:parent-style-name="Text_20_body" style:list-style-name="L4">
      <style:text-properties officeooo:paragraph-rsid="00368694"/>
    </style:style>
    <style:style style:name="P32" style:family="paragraph" style:parent-style-name="Text_20_body" style:list-style-name="L5">
      <style:text-properties officeooo:rsid="00368694" officeooo:paragraph-rsid="00368694"/>
    </style:style>
    <style:style style:name="P33" style:family="paragraph" style:parent-style-name="Text_20_body" style:list-style-name="L6">
      <style:text-properties officeooo:paragraph-rsid="00368694"/>
    </style:style>
    <style:style style:name="P34" style:family="paragraph" style:parent-style-name="Text_20_body" style:list-style-name="L7">
      <style:text-properties officeooo:paragraph-rsid="0036c4cb"/>
    </style:style>
    <style:style style:name="P35" style:family="paragraph" style:parent-style-name="Text_20_body" style:list-style-name="L8"/>
    <style:style style:name="P36" style:family="paragraph" style:parent-style-name="Text_20_body" style:list-style-name="L8">
      <style:text-properties officeooo:rsid="00375f48" officeooo:paragraph-rsid="00375f48"/>
    </style:style>
    <style:style style:name="P37" style:family="paragraph" style:parent-style-name="Text_20_body" style:list-style-name="L9">
      <style:text-properties officeooo:paragraph-rsid="001e8ec0"/>
    </style:style>
    <style:style style:name="P38" style:family="paragraph" style:parent-style-name="Text_20_body" style:list-style-name="L10">
      <style:text-properties style:font-name="Liberation Mono" officeooo:rsid="0018feee" officeooo:paragraph-rsid="0018feee"/>
    </style:style>
    <style:style style:name="P39" style:family="paragraph" style:parent-style-name="Text_20_body" style:list-style-name="L11">
      <style:text-properties officeooo:rsid="00209b3d" officeooo:paragraph-rsid="00209b3d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e8ec0"/>
    </style:style>
    <style:style style:name="T3" style:family="text">
      <style:text-properties style:font-name="Liberation Mono" officeooo:rsid="002d215f"/>
    </style:style>
    <style:style style:name="T4" style:family="text">
      <style:text-properties style:font-name="Liberation Mono" officeooo:rsid="00315a2f"/>
    </style:style>
    <style:style style:name="T5" style:family="text">
      <style:text-properties style:font-name="Liberation Mono" officeooo:rsid="00368694"/>
    </style:style>
    <style:style style:name="T6" style:family="text">
      <style:text-properties style:font-name="Liberation Mono" officeooo:rsid="0036c4cb"/>
    </style:style>
    <style:style style:name="T7" style:family="text">
      <style:text-properties style:font-name="Liberation Mono" officeooo:rsid="00375f48"/>
    </style:style>
    <style:style style:name="T8" style:family="text">
      <style:text-properties style:font-name="Liberation Mono" officeooo:rsid="00386b2b"/>
    </style:style>
    <style:style style:name="T9" style:family="text">
      <style:text-properties style:font-name="Liberation Mono" officeooo:rsid="00428b1b"/>
    </style:style>
    <style:style style:name="T10" style:family="text">
      <style:text-properties style:font-name="Liberation Mono" officeooo:rsid="00440940"/>
    </style:style>
    <style:style style:name="T11" style:family="text">
      <style:text-properties style:font-name="Liberation Mono" officeooo:rsid="004e4bcd"/>
    </style:style>
    <style:style style:name="T12" style:family="text">
      <style:text-properties style:font-name="Liberation Mono" officeooo:rsid="004fb769"/>
    </style:style>
    <style:style style:name="T13" style:family="text">
      <style:text-properties style:font-name="Liberation Mono" officeooo:rsid="0052f733"/>
    </style:style>
    <style:style style:name="T14" style:family="text">
      <style:text-properties style:font-name="Liberation Mono" officeooo:rsid="0054957b"/>
    </style:style>
    <style:style style:name="T15" style:family="text">
      <style:text-properties officeooo:rsid="001e8ec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e8ec0" style:font-weight-asian="bold" style:font-weight-complex="bold"/>
    </style:style>
    <style:style style:name="T18" style:family="text">
      <style:text-properties fo:font-weight="bold" officeooo:rsid="004b1a55" style:font-weight-asian="bold" style:font-weight-complex="bold"/>
    </style:style>
    <style:style style:name="T19" style:family="text">
      <style:text-properties officeooo:rsid="00209b3d"/>
    </style:style>
    <style:style style:name="T20" style:family="text">
      <style:text-properties officeooo:rsid="0024a25d"/>
    </style:style>
    <style:style style:name="T21" style:family="text">
      <style:text-properties officeooo:rsid="002f3a57"/>
    </style:style>
    <style:style style:name="T22" style:family="text">
      <style:text-properties officeooo:rsid="00330254"/>
    </style:style>
    <style:style style:name="T23" style:family="text">
      <style:text-properties officeooo:rsid="00330eb5"/>
    </style:style>
    <style:style style:name="T24" style:family="text">
      <style:text-properties officeooo:rsid="00368694"/>
    </style:style>
    <style:style style:name="T25" style:family="text">
      <style:text-properties officeooo:rsid="0036c4cb"/>
    </style:style>
    <style:style style:name="T26" style:family="text">
      <style:text-properties officeooo:rsid="00409101"/>
    </style:style>
    <style:style style:name="T27" style:family="text">
      <style:text-properties officeooo:rsid="00491e88"/>
    </style:style>
    <style:style style:name="T28" style:family="text">
      <style:text-properties officeooo:rsid="004bb3f1"/>
    </style:style>
    <style:style style:name="T29" style:family="text">
      <style:text-properties officeooo:rsid="004d294a"/>
    </style:style>
    <style:style style:name="T30" style:family="text">
      <style:text-properties officeooo:rsid="004fb7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Java <text:span text:style-name="T22">Coding</text:span> Convention</text:h>
      <text:h text:style-name="Heading_20_2" text:outline-level="2">General Rules</text:h>
      <text:h text:style-name="Heading_20_3" text:outline-level="3">Simple – Precise</text:h>
      <text:list xml:id="list3659827348483469413" text:style-name="L1">
        <text:list-item>
          <text:p text:style-name="P28">Keep your code simple and comprehensible.</text:p>
        </text:list-item>
        <text:list-item>
          <text:p text:style-name="P28">Be precise and consistence.</text:p>
        </text:list-item>
        <text:list-item>
          <text:p text:style-name="P28">Don’t optimize too soon.</text:p>
        </text:list-item>
      </text:list>
      <text:h text:style-name="Heading_20_3" text:outline-level="3">Violations of Convention</text:h>
      <text:list xml:id="list5264936199598120133" text:style-name="L2">
        <text:list-item>
          <text:p text:style-name="P29">Any violation to the guide is allowed if it enhances readability.</text:p>
        </text:list-item>
        <text:list-item>
          <text:p text:style-name="P29">When you go against the convention, document it.</text:p>
        </text:list-item>
      </text:list>
      <text:h text:style-name="Heading_20_2" text:outline-level="2">File Organization</text:h>
      <text:h text:style-name="Heading_20_3" text:outline-level="3">Package and import Statements</text:h>
      <text:p text:style-name="P13">All Java packages should always start with <text:span text:style-name="T1">vn.edu.fpt.mola</text:span>, unless otherwise specified by requirements. After that, import statements can follow.</text:p>
      <text:h text:style-name="Heading_20_2" text:outline-level="2">Indentation and braces</text:h>
      <text:h text:style-name="Heading_20_3" text:outline-level="3">Tab and Indent</text:h>
      <text:p text:style-name="P14">Four spaces should be used as the unit of indentation.</text:p>
      <text:p text:style-name="P14">Tab characters should be avoided because different editors interpret tabs differently.</text:p>
      <text:p text:style-name="P14">Continuation indent should be configured to 8 spaces (two normal indentation levels).</text:p>
      <text:h text:style-name="Heading_20_3" text:outline-level="3">Line Length</text:h>
      <text:p text:style-name="P14">Avoid lines longer than 80 characters, since they’re not handled well by many terminals and tools.</text:p>
      <text:h text:style-name="Heading_20_3" text:outline-level="3">Wrapping Lines</text:h>
      <text:p text:style-name="P14">When an expression will not fit on a single line, break it according to these general principles:</text:p>
      <text:list xml:id="list4387097233438494797" text:style-name="L3">
        <text:list-item>
          <text:p text:style-name="P30">break after a comma.</text:p>
        </text:list-item>
        <text:list-item>
          <text:p text:style-name="P30">Break before an operator.</text:p>
        </text:list-item>
        <text:list-item>
          <text:p text:style-name="P30">Prefer higher-level breaks to lower-level breaks.</text:p>
        </text:list-item>
      </text:list>
      <text:h text:style-name="Heading_20_2" text:outline-level="2"><text:soft-page-break/>Declarations</text:h>
      <text:h text:style-name="Heading_20_3" text:outline-level="3">Number Per Line</text:h>
      <text:p text:style-name="P14">One declaration per line is recommended since it encourages commenting.</text:p>
      <text:h text:style-name="Heading_20_3" text:outline-level="3">Array Declaration</text:h>
      <text:p text:style-name="P14">Though Java supports two styles of array declarations, we should only follow one as folloing:</text:p>
      <text:p text:style-name="P11">int anIntArray[]; // AVOID</text:p>
      <text:p text:style-name="P11">int[] anIntArray; // RECOMMENDED</text:p>
      <text:h text:style-name="Heading_20_3" text:outline-level="3">Collection Declaration</text:h>
      <text:p text:style-name="P14">From Java 1.5, Collection declaration must be used in conjunction with generics:</text:p>
      <text:p text:style-name="P14"><text:span text:style-name="T1">List&lt;String&gt; listStr = new ArrayList&lt;String&gt;();</text:span> </text:p>
      <text:p text:style-name="P14">Should use interface for declaration rather than use a concrete class:</text:p>
      <text:p text:style-name="P15"><text:span text:style-name="T1">ArrayList&lt;String&gt; arrayListStr = ArrayList&lt;String&gt;(); //NOT RECOMMEND</text:span> </text:p>
      <text:p text:style-name="P14"><text:span text:style-name="T1">List&lt;String&gt; </text:span><text:span text:style-name="T8">studentList</text:span><text:span text:style-name="T1"> = new ArrayList&lt;String&gt;(); <text:s text:c="5"/>//RECOMMEND</text:span></text:p>
      <text:p text:style-name="P16"><text:span text:style-name="T4">Collection&lt;String&gt; </text:span><text:span text:style-name="T8">studentCol</text:span><text:span text:style-name="T4"> = new ArrayList&lt;String&gt;(); //RECOMMEND</text:span></text:p>
      <text:h text:style-name="Heading_20_2" text:outline-level="2">Naming Convention</text:h>
      <text:h text:style-name="Heading_20_3" text:outline-level="3">General Rules</text:h>
      <text:p text:style-name="P17">Avoid names that are similar or differ only in case.</text:p>
      <text:p text:style-name="P18">Abbreviations in names should be avoided except one that <text:span text:style-name="T24">is</text:span> <text:span text:style-name="T24">defined</text:span> in the <text:span text:style-name="T24">Oxford</text:span> Dictionary <text:span text:style-name="T24">(</text:span><text:a xlink:type="simple" xlink:href="https://www.oxforddictionaries.com/" text:style-name="Internet_20_link" text:visited-style-name="Visited_20_Internet_20_Link"><text:span text:style-name="T24">https://www.oxforddictionaries.com/</text:span></text:a><text:span text:style-name="T24">) or WhatIs.com (</text:span><text:a xlink:type="simple" xlink:href="http://whatis.techtarget.com/" text:style-name="Internet_20_link" text:visited-style-name="Visited_20_Internet_20_Link"><text:span text:style-name="T24">http://whatis.techtarget.com</text:span></text:a><text:span text:style-name="T24">)</text:span>.</text:p>
      <text:h text:style-name="Heading_20_3" text:outline-level="3">Class/Interface</text:h>
      <text:p text:style-name="P19">Each class/interface name must start with uppercase.</text:p>
      <text:p text:style-name="P19">Exception classes should be suffixed with <text:span text:style-name="T1">Exception</text:span>, e.g. <text:span text:style-name="T1">LMSFunctionException</text:span>.</text:p>
      <text:p text:style-name="P19">Abstract classes should be prefixed with <text:span text:style-name="T1">Abstract</text:span>, e.g. <text:span text:style-name="T1">AbstractBean</text:span>.</text:p>
      <text:p text:style-name="P23">Implementation classes should be suffixed with interface name, e.g.</text:p>
      <text:p text:style-name="P23"><text:span text:style-name="T1">InMemoryRepository implement Repository</text:span>.</text:p>
      <text:h text:style-name="Heading_20_3" text:outline-level="3">Variables</text:h>
      <text:p text:style-name="P19">Each variable name must start with lowercase.</text:p>
      <text:p text:style-name="P19"><text:soft-page-break/>List variables <text:s/>(of type Collection/List) <text:s/>should be suffixed with List, example:</text:p>
      <text:list xml:id="list694023481831812708" text:style-name="L4">
        <text:list-item>
          <text:p text:style-name="P31"><text:span text:style-name="T9">ArrayList</text:span><text:span text:style-name="T5"> memberList;</text:span></text:p>
        </text:list-item>
      </text:list>
      <text:p text:style-name="P19">Set variables <text:s/>(of type Set/HashSet) <text:s/>should be suffixed with Set, example:</text:p>
      <text:list xml:id="list8333811915543869155" text:style-name="L5">
        <text:list-item>
          <text:p text:style-name="P32"><text:span text:style-name="T10">LinkedHash</text:span><text:span text:style-name="T1">Set memberSet = new HashSet();</text:span> </text:p>
        </text:list-item>
      </text:list>
      <text:p text:style-name="P19">Map variables (of type Map/HashMap/TreeMap) should be suffixed with Map, example:</text:p>
      <text:list xml:id="list5486392927178082755" text:style-name="L6">
        <text:list-item>
          <text:p text:style-name="P33"><text:span text:style-name="T10">Hash</text:span><text:span text:style-name="T5">Map memberMap = new TreeMap();</text:span><text:span text:style-name="T24"> </text:span></text:p>
        </text:list-item>
      </text:list>
      <text:p text:style-name="P20">Array variables can be suffixed with Array, <text:span text:style-name="T25">example:</text:span></text:p>
      <text:list xml:id="list4973583760519600899" text:style-name="L7">
        <text:list-item>
          <text:p text:style-name="P34"><text:span text:style-name="T5">int[] </text:span><text:span text:style-name="T6">member</text:span><text:span text:style-name="T5">I</text:span><text:span text:style-name="T7">D</text:span><text:span text:style-name="T5">Array</text:span><text:span text:style-name="T24">; </text:span></text:p>
        </text:list-item>
      </text:list>
      <text:p text:style-name="P19">The use of ID or Id should be consistent throughout an application.</text:p>
      <text:h text:style-name="Heading_20_3" text:outline-level="3">Constants</text:h>
      <text:p text:style-name="P21">All constants to be named in uppercase letters, with underscore between words.</text:p>
      <text:p text:style-name="P21">All constraint must be declared as <text:span text:style-name="T1">static final</text:span>.</text:p>
      <text:h text:style-name="Heading_20_3" text:outline-level="3">Methods</text:h>
      <text:p text:style-name="P21">Method name must start with lowercase letter.</text:p>
      <text:p text:style-name="P21">Usually use “action verb” as the first word of method name.</text:p>
      <text:p text:style-name="P21">Some special methods not starting with verbs:</text:p>
      <text:list xml:id="list3266396849873832441" text:style-name="L8">
        <text:list-item>
          <text:p text:style-name="P36">Factory methods: <text:span text:style-name="T1">newCustomer()</text:span>, <text:span text:style-name="T1">newCustomerBO()</text:span></text:p>
        </text:list-item>
        <text:list-item>
          <text:p text:style-name="P35">Conversion methods: <text:span text:style-name="T1">toString()</text:span>, <text:span text:style-name="T1">toLongPhoneNumber()</text:span>, <text:span text:style-name="T1">toXXX()</text:span>.</text:p>
        </text:list-item>
      </text:list>
      <text:h text:style-name="Heading_20_3" text:outline-level="3">Enum Type Fields</text:h>
      <text:p text:style-name="P22">Must be noun in uppercase letters. <text:span text:style-name="T27">Must be in separated lines.</text:span></text:p>
      <text:p text:style-name="P12">public enum Directions { </text:p>
      <text:p text:style-name="P12"><text:s text:c="4"/>NORTH,</text:p>
      <text:p text:style-name="P12"><text:s text:c="4"/>WEST,</text:p>
      <text:p text:style-name="P12"><text:s text:c="4"/>SOUTH,</text:p>
      <text:p text:style-name="P12"><text:s text:c="4"/>EAST</text:p>
      <text:p text:style-name="P12">} </text:p>
      <text:p text:style-name="P22"/>
      <text:h text:style-name="Heading_20_1" text:outline-level="1"><text:soft-page-break/><text:span text:style-name="T20">Database</text:span> <text:span text:style-name="T23">Coding</text:span> Convention</text:h>
      <text:h text:style-name="Heading_20_2" text:outline-level="2">General Naming Convention</text:h>
      <text:p text:style-name="P2"><text:span text:style-name="T18">Pascal Case</text:span>. <text:span text:style-name="T28">Data Table and column name</text:span> should be written entirely in <text:span text:style-name="T13">PascalCase</text:span>. Avoid using <text:span text:style-name="T2">camelCase</text:span> name and name that contain white space.</text:p>
      <text:p text:style-name="P3"><text:span text:style-name="T16">Data types are not names</text:span>. Database object name, particularly column names, should be a noun describing the field of object. Avoid using words that are just data types such as <text:span text:style-name="T1">text</text:span> or <text:span text:style-name="T1">timestamp</text:span>.</text:p>
      <text:p text:style-name="P4"><text:span text:style-name="T17">Full words, not abbreviations</text:span><text:span text:style-name="T15">. Object names should be full English words. In general avoid abbreviations. For example:</text:span></text:p>
      <text:list xml:id="list172271813800608228" text:style-name="L9">
        <text:list-item>
          <text:p text:style-name="P37"><text:span text:style-name="T15">Use M</text:span><text:span text:style-name="T2">iddle</text:span><text:span text:style-name="T14">N</text:span><text:span text:style-name="T2">ame</text:span><text:span text:style-name="T15">, not M</text:span><text:span text:style-name="T2">id</text:span><text:span text:style-name="T14">N</text:span><text:span text:style-name="T2">m</text:span><text:span text:style-name="T15">.</text:span></text:p>
        </text:list-item>
      </text:list>
      <text:p text:style-name="P4"><text:span text:style-name="T17">Avoid reserved words</text:span><text:span text:style-name="T15">. Full list of MySQL reserved words </text:span><text:a xlink:type="simple" xlink:href="http://dev.mysql.com/doc/refman/5.7/en/reserved-words.html" text:style-name="Internet_20_link" text:visited-style-name="Visited_20_Internet_20_Link"><text:span text:style-name="T15">http://dev.mysql.com/doc/refman/5.7/en/reserved-words.html</text:span></text:a><text:span text:style-name="T15">.</text:span></text:p>
      <text:p text:style-name="P7">Tables, views, and other relations that hold data should have <text:span text:style-name="T16">singular names, not plural</text:span>.</text:p>
      <text:h text:style-name="Heading_20_2" text:outline-level="2">Tables</text:h>
      <text:p text:style-name="P1">If a table is used to create a many-to-many relationship between two tables, both source table names should be used in the associative table name. For example:</text:p>
      <text:list xml:id="list9034969917175547405" text:style-name="L10">
        <text:list-item>
          <text:p text:style-name="P38"><text:span text:style-name="T28">S</text:span>tudent_<text:span text:style-name="T28">H</text:span>omework</text:p>
        </text:list-item>
        <text:list-item>
          <text:p text:style-name="P38"><text:span text:style-name="T28">L</text:span>esson_<text:span text:style-name="T28">R</text:span>esource</text:p>
        </text:list-item>
      </text:list>
      <text:h text:style-name="P25" text:outline-level="2">Key Fields</text:h>
      <text:h text:style-name="Heading_20_3" text:outline-level="3">Primary Keys</text:h>
      <text:p text:style-name="P5"><text:span text:style-name="T16">Single column primary key fields should be named</text:span> “<text:span text:style-name="T29">I</text:span><text:span text:style-name="T1">d</text:span>”.</text:p>
      <text:h text:style-name="Heading_20_3" text:outline-level="3">Foreign Keys</text:h>
      <text:p text:style-name="P6"><text:span text:style-name="T16">Foreign key fields should be a combination of the name of the referenced table and the name of the referenced fields</text:span>. For single column foreign keys this will be something like <text:span text:style-name="T11">TableId</text:span>.</text:p>
      <text:h text:style-name="Heading_20_2" text:outline-level="2"><text:span text:style-name="T21">Avoid </text:span>Prefixes and Suffixes</text:h>
      <text:h text:style-name="Heading_20_3" text:outline-level="3">Relation Type <text:span text:style-name="T19">Prefixes</text:span></text:h>
      <text:p text:style-name="P6">Avoid naming:</text:p>
      <text:list xml:id="list5042243772373541490" text:style-name="L11">
        <text:list-item>
          <text:p text:style-name="P39">Tables with a <text:span text:style-name="T1">tb_</text:span> prefix.</text:p>
        </text:list-item>
        <text:list-item>
          <text:p text:style-name="P39"><text:soft-page-break/>View with <text:span text:style-name="T1">vw_</text:span> prefix.</text:p>
        </text:list-item>
        <text:list-item>
          <text:p text:style-name="P39">Stored procedures with a <text:span text:style-name="T1">sp_</text:span> prefix.</text:p>
        </text:list-item>
      </text:list>
      <text:p text:style-name="P6">Object name should not include the object type in them.</text:p>
      <text:h text:style-name="Heading_20_3" text:outline-level="3">Application Name Prefixed</text:h>
      <text:p text:style-name="P6">Avoid common prefix for all database objects.</text:p>
      <text:h text:style-name="Heading_20_3" text:outline-level="3">Data Type Suffixes</text:h>
      <text:p text:style-name="P6">Avoid suffixing column names with the data type of the filed.</text:p>
      <text:h text:style-name="Heading_20_2" text:outline-level="2">Explicit Naming</text:h>
      <text:h text:style-name="Heading_20_3" text:outline-level="3">Indexes</text:h>
      <text:p text:style-name="P9">Indexes should be explicitly named and include both the table name and the column name(s) indexed. For example, use <text:span text:style-name="T30">T</text:span><text:span text:style-name="T1">able</text:span><text:span text:style-name="T12">N</text:span><text:span text:style-name="T3">ame</text:span><text:span text:style-name="T1">_</text:span><text:span text:style-name="T12">ix</text:span><text:span text:style-name="T1">_</text:span><text:span text:style-name="T12">C</text:span><text:span text:style-name="T1">olumn</text:span><text:span text:style-name="T12">N</text:span><text:span text:style-name="T3">ame</text:span>, not <text:span text:style-name="T30">T</text:span><text:span text:style-name="T1">able_ix1</text:span>.</text:p>
      <text:h text:style-name="Heading_20_3" text:outline-level="3">Constrains</text:h>
      <text:p text:style-name="P10">Foreign key constrains should be in form of <text:span text:style-name="T30">T</text:span><text:span text:style-name="T1">able</text:span><text:span text:style-name="T12">N</text:span><text:span text:style-name="T1">ame_fk_</text:span><text:span text:style-name="T12">C</text:span><text:span text:style-name="T1">olumn</text:span><text:span text:style-name="T12">N</text:span><text:span text:style-name="T1">ame</text:span>, it is guaranteed to be unique within the database.</text:p>
      <text:h text:style-name="P27" text:outline-level="1">Reference</text:h>
      <text:p text:style-name="P24">Thanh, D. Q., &amp; Chieu C. C. (2013). STANDARD Java Coding Convention [PDF]. FPT Software. </text:p>
      <text:p text:style-name="Text_20_body">Sarkuni, S. (<text:span text:style-name="T26">2014, February 16</text:span>). How I Write SQL, Part 1: Naming Conventions. Retrieved September 16, 2016, from <text:a xlink:type="simple" xlink:href="https://launchbylunch.com/posts/2014/Feb/16/sql-naming-conventions/" text:style-name="Internet_20_link" text:visited-style-name="Visited_20_Internet_20_Link">https://launchbylunch.com/posts/2014/Feb/16/sql-naming-conventions/</text:a></text:p>
      <text:p text:style-name="Text_20_body">Hilker, S. (2013, March 14). Naming Conventions. Retrieved September 16, 2016, from <text:a xlink:type="simple" xlink:href="http://www.toadworld.com/platforms/mysql/w/wiki/6103.naming-conventions" text:style-name="Internet_20_link" text:visited-style-name="Visited_20_Internet_20_Link">http://www.toadworld.com/platforms/mysql/w/wiki/6103.naming-conventions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0:37:41.001000000</meta:creation-date>
    <dc:date>2016-09-19T10:07:58.281000000</dc:date>
    <meta:editing-duration>PT2H40M42S</meta:editing-duration>
    <meta:editing-cycles>49</meta:editing-cycles>
    <meta:generator>LibreOffice/5.2.1.2$Windows_X86_64 LibreOffice_project/31dd62db80d4e60af04904455ec9c9219178d620</meta:generator>
    <meta:document-statistic meta:table-count="0" meta:image-count="0" meta:object-count="0" meta:page-count="5" meta:paragraph-count="113" meta:word-count="856" meta:character-count="5774" meta:non-whitespace-character-count="5049"/>
  </office:meta>
</office:document-meta>
</file>